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4pt" style:font-size-asian="24pt" style:font-size-complex="24pt"/>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paragraph-properties fo:margin-bottom="0in"/>
    </style:style>
    <style:style style:name="P16" style:parent-style-name="Textbody" style:family="paragraph"/>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style style:name="P22" style:parent-style-name="Textbody" style:family="paragraph"/>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style style:name="P26" style:parent-style-name="Textbody" style:family="paragraph"/>
  </office:automatic-styles>
  <office:body>
    <office:text text:use-soft-page-breaks="true">
      <text:p text:style-name="P1">Data Dictionary:</text:p>
      <text:p text:style-name="Standard"/>
      <text:h text:style-name="Heading1" text:outline-level="1">Bank Marketing</text:h>
      <text:p text:style-name="Textbody"><text:span text:style-name="StrongEmphasis">Abstract:</text:span><text:s/><text:line-break/>The data is related with direct marketing campaigns (phone calls) of a Portuguese banking institution. The classification goal is to predict if the client will subscribe a term deposit (variable y).</text:p>
      <text:p text:style-name="Textbody"><text:span text:style-name="StrongEmphasis">Data Set Information:</text:span><text:line-break/>The data is related with direct marketing campaigns of a Portuguese banking institution. The marketing campaigns were based on phone calls. Often, more than one contact to the same client was required, in order to access if the product (bank term deposit) would be ('yes') or not ('no') subscribed.</text:p>
      <text:h text:style-name="Heading2" text:outline-level="2">Attribute Information:</text:h>
      <text:h text:style-name="Heading3" text:outline-level="3">Bank client data:</text:h>
      <text:list text:style-name="LFO1" text:continue-numbering="true">
        <text:list-item>
          <text:p text:style-name="P2">Age (numeric)</text:p>
        </text:list-item>
        <text:list-item>
          <text:p text:style-name="P3">Job : type of job (categorical: 'admin.', 'blue-collar', 'entrepreneur', 'housemaid', 'management', 'retired', 'self-employed', 'services', 'student', 'technician', 'unemployed', 'unknown')</text:p>
        </text:list-item>
        <text:list-item>
          <text:p text:style-name="P4">Marital : marital status (categorical: 'divorced', 'married', 'single', 'unknown' ; note: 'divorced' means divorced or widowed)</text:p>
        </text:list-item>
        <text:list-item>
          <text:p text:style-name="P5">Education (categorical: 'basic.4y', 'basic.6y', 'basic.9y', 'high.school', 'illiterate', 'professional.course', 'university.degree', 'unknown')</text:p>
        </text:list-item>
        <text:list-item>
          <text:p text:style-name="P6">Default: has credit in default? (categorical: 'no', 'yes', 'unknown')</text:p>
        </text:list-item>
        <text:list-item>
          <text:p text:style-name="P7">Housing: has housing loan? (categorical: 'no', 'yes', 'unknown')</text:p>
        </text:list-item>
        <text:list-item>
          <text:p text:style-name="P8">Loan: has personal loan? (categorical: 'no', 'yes', 'unknown')</text:p>
        </text:list-item>
      </text:list>
      <text:h text:style-name="Heading3" text:outline-level="3">Related with the last contact of the current campaign:</text:h>
      <text:list text:style-name="LFO2" text:continue-numbering="true">
        <text:list-item>
          <text:p text:style-name="P9">Contact: contact communication type (categorical:<text:line-break/>'cellular','telephone')</text:p>
        </text:list-item>
        <text:list-item>
          <text:p text:style-name="P10">Month: last contact month of year (categorical: 'jan', 'feb', 'mar',<text:line-break/>…, 'nov', 'dec')</text:p>
        </text:list-item>
        <text:list-item>
          <text:p text:style-name="P11">Day<text:span text:style-name="Emphasis">of</text:span>week: last contact day of the week (categorical:<text:line-break/>'mon','tue','wed','thu','fri')</text:p>
        </text:list-item>
        <text:list-item>
          <text:p text:style-name="P12">Duration: last contact duration, in seconds (numeric). Important<text:line-break/>note: this attribute highly affects the output target (e.g., if<text:line-break/>duration=0 then y='no'). Yet, the duration is not known before a call<text:line-break/>is performed. Also, after the end of the call<text:s/>y is obviously known.<text:line-break/>Thus, this input should only be included for benchmark purposes and<text:line-break/>should be discarded if the intention is to have a realistic<text:line-break/>predictive model.</text:p>
        </text:list-item>
      </text:list>
      <text:soft-page-break/>
      <text:h text:style-name="Heading3" text:outline-level="3">Other attributes:</text:h>
      <text:list text:style-name="LFO3" text:continue-numbering="true">
        <text:list-item>
          <text:p text:style-name="P13">Campaign: number of contacts performed during this campaign and for<text:line-break/>this client (numeric, includes last contact)</text:p>
        </text:list-item>
        <text:list-item>
          <text:p text:style-name="P14">Pdays: number of days that passed by after the client was last<text:line-break/>contacted from a previous campaign (numeric; 999 means client was not<text:line-break/>previously contacted)</text:p>
        </text:list-item>
        <text:list-item>
          <text:p text:style-name="P15">Previous: number of contacts performed before this campaign and for<text:line-break/>this client (numeric)</text:p>
        </text:list-item>
        <text:list-item>
          <text:p text:style-name="P16">Poutcome: outcome of the previous marketing campaign (categorical:<text:line-break/>'failure','non-existent','success')</text:p>
        </text:list-item>
      </text:list>
      <text:h text:style-name="Heading3" text:outline-level="3">Social and economic context attributes</text:h>
      <text:list text:style-name="LFO4" text:continue-numbering="true">
        <text:list-item>
          <text:p text:style-name="P17">Emp.var.rate: employment variation rate - quarterly indicator<text:line-break/>(numeric)</text:p>
        </text:list-item>
        <text:list-item>
          <text:p text:style-name="P18">Cons.price.idx: consumer price index - monthly indicator (numeric)</text:p>
        </text:list-item>
        <text:list-item>
          <text:p text:style-name="P19">Cons.conf.idx: consumer confidence index - monthly indicator<text:line-break/>(numeric)</text:p>
        </text:list-item>
        <text:list-item>
          <text:p text:style-name="P20">Euribor3m: euribor 3 month rate - daily indicator (numeric)</text:p>
        </text:list-item>
        <text:list-item>
          <text:p text:style-name="P21">Nr.employed: number of employees - quarterly indicator (numeric)</text:p>
        </text:list-item>
      </text:list>
      <text:h text:style-name="Heading3" text:outline-level="3">Output variable (desired target):</text:h>
      <text:list text:style-name="LFO5" text:continue-numbering="true">
        <text:list-item>
          <text:p text:style-name="P22">y - has the client subscribed a term deposit? (binary: 'yes', 'no')</text:p>
        </text:list-item>
      </text:list>
      <text:h text:style-name="Heading2" text:outline-level="2">Analysis Steps:</text:h>
      <text:list text:style-name="LFO6" text:continue-numbering="true">
        <text:list-item>
          <text:p text:style-name="P23">Atribute information Analysis.</text:p>
        </text:list-item>
        <text:list-item>
          <text:p text:style-name="P24">Machine Learning (Logistic Regression, KNN, SVM, Decision Tree,<text:s/><text:line-break/>Random Forest, Naive Bayes)</text:p>
        </text:list-item>
        <text:list-item>
          <text:p text:style-name="P25">Deep<text:s/>Learning (ANN)</text:p>
        </text:list-item>
      </text:list>
      <text:h text:style-name="Heading2" text:outline-level="2">Source:</text:h>
      <text:list text:style-name="LFO7" text:continue-numbering="true">
        <text:list-item>
          <text:p text:style-name="P26">Dataset from :<text:s/><text:a xlink:href="http://archive.ics.uci.edu/ml/datasets/Bank+Marketing#" office:target-frame-name="_top" xlink:show="replace">http://archive.ics.uci.edu/ml/datasets/Bank+Marketing#</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usha patted</dc:creator>
    <meta:creation-date>2021-10-30T17:30:00Z</meta:creation-date>
    <dc:date>2021-11-11T07:54:00Z</dc:date>
    <meta:template xlink:href="Normal.dotm" xlink:type="simple"/>
    <meta:editing-cycles>5</meta:editing-cycles>
    <meta:editing-duration>PT1920S</meta:editing-duration>
    <meta:document-statistic meta:page-count="2" meta:paragraph-count="6" meta:word-count="486" meta:character-count="3252" meta:row-count="23" meta:non-whitespace-character-count="2772"/>
  </office:meta>
</office:document-meta>
</file>